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tolatex_selecttable.xml"/>
  <manifest:file-entry manifest:media-type="text/xml" manifest:full-path="content.xml"/>
  <manifest:file-entry manifest:media-type="text/xml" manifest:full-path="Basic/Standard/tolatex.xml"/>
  <manifest:file-entry manifest:media-type="text/xml" manifest:full-path="Basic/Standard/script-lb.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728in"/>
    </style:style>
    <style:style style:name="co2" style:family="table-column">
      <style:table-column-properties fo:break-before="auto" style:column-width="1.5992in"/>
    </style:style>
    <style:style style:name="co3" style:family="table-column">
      <style:table-column-properties fo:break-before="auto" style:column-width="1.7307in"/>
    </style:style>
    <style:style style:name="co4" style:family="table-column">
      <style:table-column-properties fo:break-before="auto" style:column-width="1.8063in"/>
    </style:style>
    <style:style style:name="co5" style:family="table-column">
      <style:table-column-properties fo:break-before="auto" style:column-width="0.8925in"/>
    </style:style>
    <style:style style:name="co6" style:family="table-column">
      <style:table-column-properties fo:break-before="auto" style:column-width="0.889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textarea-horizontal-align="center" draw:textarea-vertical-align="middle"/>
    </style:style>
    <style:style style:name="P1" style:family="paragraph">
      <style:paragraph-properties fo:text-align="center"/>
    </style:style>
  </office:automatic-styles>
  <office:body>
    <office:spreadsheet>
      <table:table table:name="Sheet1" table:style-name="ta1">
        <table:shapes>
          <draw:rect draw:z-index="0" draw:style-name="gr1" draw:text-style-name="P1" svg:width="0.7248in" svg:height="0.126in" svg:x="7.352in" svg:y="0.0004in">
            <text:p/>
          </draw:rect>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float" office:value="1">
            <text:p>1</text:p>
          </table:table-cell>
          <table:table-cell office:value-type="string">
            <text:p>\frac{1}{s}</text:p>
          </table:table-cell>
          <table:table-cell office:value-type="string">
            <text:p>e^{ct}f(t)</text:p>
          </table:table-cell>
          <table:table-cell office:value-type="string">
            <text:p>F(s-c)</text:p>
          </table:table-cell>
        </table:table-row>
        <table:table-row table:style-name="ro1">
          <table:table-cell office:value-type="string">
            <text:p>t^n</text:p>
          </table:table-cell>
          <table:table-cell office:value-type="string">
            <text:p>\frac{n!}{s^{n+1}}</text:p>
          </table:table-cell>
          <table:table-cell office:value-type="string">
            <text:p>t^nf(t)</text:p>
          </table:table-cell>
          <table:table-cell office:value-type="string">
            <text:p>(-1)^nF^{(n)}(s)</text:p>
          </table:table-cell>
        </table:table-row>
        <table:table-row table:style-name="ro1">
          <table:table-cell office:value-type="string">
            <text:p>\sin (at)</text:p>
          </table:table-cell>
          <table:table-cell office:value-type="string">
            <text:p>\frac{a}{s^2+a^2}</text:p>
          </table:table-cell>
          <table:table-cell office:value-type="string">
            <text:p>\cos {at}</text:p>
          </table:table-cell>
          <table:table-cell office:value-type="string">
            <text:p>\frac{s}{s^2+a^2}</text:p>
          </table:table-cell>
        </table:table-row>
        <table:table-row table:style-name="ro1">
          <table:table-cell office:value-type="string">
            <text:p>\sinh {at}</text:p>
          </table:table-cell>
          <table:table-cell office:value-type="string">
            <text:p>\frac{a}{s^2- a^2}</text:p>
          </table:table-cell>
          <table:table-cell office:value-type="string">
            <text:p>\cosh {at}</text:p>
          </table:table-cell>
          <table:table-cell office:value-type="string">
            <text:p>\frac{s}{s^2-a^2}</text:p>
          </table:table-cell>
        </table:table-row>
        <table:table-row table:style-name="ro1">
          <table:table-cell office:value-type="string">
            <text:p>u_c(t)f(t-c)</text:p>
          </table:table-cell>
          <table:table-cell office:value-type="string">
            <text:p>e^{-cs}F(s)</text:p>
          </table:table-cell>
          <table:table-cell office:value-type="string">
            <text:p>\delta(t-c)</text:p>
          </table:table-cell>
          <table:table-cell office:value-type="string">
            <text:p>e^{-cs}</text:p>
          </table:table-cell>
        </table:table-row>
        <table:table-row table:style-name="ro1">
          <table:table-cell office:value-type="string">
            <text:p>\int_0^t {f(t-\tau)g(\tau) d\tau}</text:p>
          </table:table-cell>
          <table:table-cell office:value-type="string">
            <text:p>F(s)G(s)</text:p>
          </table:table-cell>
          <table:table-cell office:value-type="string">
            <text:p>f'(t)</text:p>
          </table:table-cell>
          <table:table-cell table:style-name="ce1" office:value-type="string">
            <text:p>sF(s)-f(0)</text:p>
          </table:table-cell>
        </table:table-row>
      </table:table>
      <table:table table:name="tolatex" table:style-name="ta1">
        <table:table-column table:style-name="co6" table:number-columns-repeated="7" table:default-cell-style-name="Default"/>
        <table:table-row table:style-name="ro1">
          <table:table-cell table:number-columns-repeated="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3">04/23/2013</text:date>, <text:time>01:28: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2T13:15:09.13</meta:creation-date>
    <dc:date>2013-04-23T01:28:47.70</dc:date>
    <meta:editing-duration>PT9H56M20S</meta:editing-duration>
    <meta:editing-cycles>59</meta:editing-cycles>
    <meta:generator>OpenOffice.org/3.4.1$Win32 OpenOffice.org_project/341m1$Build-9593</meta:generator>
    <meta:document-statistic meta:table-count="2" meta:cell-count="24" meta:object-count="1"/>
    <meta:user-defined meta:name="qrichtext">1</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olatex"/>
</library:library>
</file>

<file path=Basic/Standard/tolatex.xml><?xml version="1.0" encoding="utf-8"?>
<!DOCTYPE module  PUBLIC '-//OpenOffice.org//DTD OfficeDocument 1.0//EN'  'module.dtd'>
<script:module xmlns:script="http://openoffice.org/2000/script" script:name="tolatex" script:language="StarBasic">REM  *****  BASIC  *****
REM MACRO FORMATS SELECTED CELLS AS LATEX FORMULA TABLE IN SHEET CALLED tolatex
REM Currell Berry
REM select the cells you want to be formatted as a latex formula table, then run 
REM this macro.  will create a new sheet named "tolatex" if it doesn't exist with
REM added latex formatting characters.  You may then copy and paste the table
REM into your LATEX editor of choice.

Sub Main
Dim Doc as Object
Dim temp as String

Dim CellRange as Object
Dim RangeAddress as Object
Dim OSheet as Object
Dim LSheet as Object

Doc = ThisComponent
CellRange=Doc.getCurrentSelection()
RangeAddress = CellRange.getRangeAddress
c1=RangeAddress.StartColumn
r1=RangeAddress.StartRow
c2=RangeAddress.EndColumn
r2=RangeAddress.EndRow
OSheet=Doc.Sheets(RangeAddress.Sheet)
lsheetexists=Doc.Sheets.hasByName("tolatex")
If lsheetexists=true Then
Else
	Doc.Sheets.insertNewByName("tolatex", Doc.Sheets.Count )
End If
LSheet=Doc.Sheets.getByName("tolatex")

REM OSheet - old sheet with original table
REM LSheet - generated latex formatted sheet

For Column = c1 To c2
	For Row = r1 To r2
		Cell1 = OSheet.getCellByPosition(Column,Row)
		temp = Cell1.getFormula
		If Column = c2 Then
			If temp = "" Then
				temp = "\\"
			Else
				temp = "$" + temp + "$\\"
			End If
		Else
			If temp = "" Then
				temp = "&amp;"
			else
				temp = "$" + temp + "$&amp;"
			End If
		End If
		LSheet.getCellByPosition(Column, Row).setFormula(temp)
	Next Row
Next Column

End Sub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tolatex_selecttable"/>
</library:library>
</file>

<file path=Dialogs/Standard/tolatex_selecttable.xml><?xml version="1.0" encoding="utf-8"?>
<!DOCTYPE window  PUBLIC '-//OpenOffice.org//DTD OfficeDocument 1.0//EN'  'dialog.dtd'>
<dlg:window xmlns:dlg="http://openoffice.org/2000/dialog" xmlns:script="http://openoffice.org/2000/script" dlg:id="tolatex_selecttable" dlg:left="79" dlg:top="28" dlg:width="201" dlg:height="169" dlg:closeable="true" dlg:moveable="true">
  <dlg:bulletinboard>
    <dlg:patternfield dlg:id="PatternField1" dlg:tab-index="0" dlg:left="55" dlg:top="59" dlg:width="105" dlg:height="23"/>
    <dlg:button dlg:id="okbutton" dlg:tab-index="1" dlg:left="12" dlg:top="143" dlg:width="62" dlg:height="18" dlg:value="OK"/>
    <dlg:text dlg:id="Label1" dlg:tab-index="2" dlg:left="39" dlg:top="19" dlg:width="126" dlg:height="16" dlg:value="The range you select here will be formatted for a latex table and copied onto a new sheet." dlg:multiline="true" dlg:tabstop="true"/>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